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-header-h1"/>Test Header h1<text:bookmark-end text:name="test-header-h1"/></text:h>
      <text:p text:style-name="First_20_paragraph">A test paragraph.</text:p>
      <text:p text:style-name="Text_20_body">Another test paragraph.</text:p>
      <text:h text:style-name="Heading_20_1" text:outline-level="1"><text:bookmark-start text:name="another-test-header-h1"/>Another Test Header h1<text:bookmark-end text:name="another-test-header-h1"/></text:h>
      <text:h text:style-name="Heading_20_2" text:outline-level="2"><text:bookmark-start text:name="a-test-header-h2"/>A Test Header h2<text:bookmark-end text:name="a-test-header-h2"/></text:h>
      <text:h text:style-name="Heading_20_3" text:outline-level="3"><text:bookmark-start text:name="a-test-header-h3"/>A Test Header h3<text:bookmark-end text:name="a-test-header-h3"/></text:h>
      <text:p text:style-name="First_20_paragraph">Yet more co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1-09-12T01:56:25Z</meta:creation-date>
    <dc:date>2021-09-12T01:56:25Z</dc:date>
  </office:meta>
</office:document-meta>
</file>